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00000000020000000204B249CA79A42C6D7.png" manifest:media-type="image/png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8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cm" svg:stroke-color="#808080" draw:marker-start="Short_20_line_20_Arrow" draw:marker-start-width="0.1cm" draw:marker-end="Short_20_line_20_Arrow" draw:marker-end-width="0.1cm" draw:fill="solid" draw:textarea-vertical-align="middle" fo:padding-top="0.08cm" fo:padding-bottom="0.08cm" fo:padding-left="0.205cm" fo:padding-right="0.205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cm" svg:y1="0.9cm" svg:x2="7.5cm" svg:y2="0.9cm">
          <text:p/>
        </draw:line>
        <draw:custom-shape draw:style-name="gr2" draw:text-style-name="P2" draw:layer="layout" svg:width="0.05cm" svg:height="0.05cm" svg:x="3.925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05cm" svg:height="0.05cm" svg:x="4.526cm" svg:y="0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05cm" svg:height="0.05cm" svg:x="5.127cm" svg:y="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05cm" svg:height="0.05cm" svg:x="5.728cm" svg:y="0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05cm" svg:height="0.05cm" svg:x="3.329cm" svg:y="0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05cm" svg:height="0.05cm" svg:x="2.73cm" svg:y="0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05cm" svg:height="0.05cm" svg:x="2.131cm" svg:y="0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578cm" svg:height="0.309cm" svg:x="-4.952cm" svg:y="0.3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5" draw:layer="layout" svg:width="1.999cm" svg:height="0.999cm" svg:x="1.101cm" svg:y="0.596cm">
          <draw:object xlink:href="./Object 2" xlink:type="simple" xlink:show="embed" xlink:actuate="onLoad">
            <loext:p text:style-name="P3">
              <text:span text:style-name="T1">-3</text:span>
            </loext:p>
          </draw:object>
          <draw:image xlink:href="./ObjectReplacements/Object 2" xlink:type="simple" xlink:show="embed" xlink:actuate="onLoad"/>
        </draw:frame>
        <draw:frame draw:style-name="gr6" draw:text-style-name="P5" draw:layer="layout" svg:width="1.999cm" svg:height="0.999cm" svg:x="1.702cm" svg:y="0.597cm">
          <draw:object xlink:href="./Object 3" xlink:type="simple" xlink:show="embed" xlink:actuate="onLoad">
            <loext:p text:style-name="P3">
              <text:span text:style-name="T1">-2</text:span>
            </loext:p>
          </draw:object>
          <draw:image xlink:href="./ObjectReplacements/Object 3" xlink:type="simple" xlink:show="embed" xlink:actuate="onLoad"/>
        </draw:frame>
        <draw:frame draw:style-name="gr6" draw:text-style-name="P5" draw:layer="layout" svg:width="1.999cm" svg:height="0.999cm" svg:x="2.303cm" svg:y="0.598cm">
          <draw:object xlink:href="./Object 4" xlink:type="simple" xlink:show="embed" xlink:actuate="onLoad">
            <loext:p text:style-name="P3">
              <text:span text:style-name="T1">-1</text:span>
            </loext:p>
          </draw:object>
          <draw:image xlink:href="./ObjectReplacements/Object 4" xlink:type="simple" xlink:show="embed" xlink:actuate="onLoad"/>
        </draw:frame>
        <draw:frame draw:style-name="gr6" draw:text-style-name="P5" draw:layer="layout" svg:width="1.999cm" svg:height="0.999cm" svg:x="3.004cm" svg:y="0.599cm">
          <draw:object xlink:href="./Object 5" xlink:type="simple" xlink:show="embed" xlink:actuate="onLoad">
            <loext:p text:style-name="P3">
              <text:span text:style-name="T1">0</text:span>
            </loext:p>
          </draw:object>
          <draw:image xlink:href="./ObjectReplacements/Object 5" xlink:type="simple" xlink:show="embed" xlink:actuate="onLoad"/>
        </draw:frame>
        <draw:frame draw:style-name="gr6" draw:text-style-name="P5" draw:layer="layout" svg:width="1.999cm" svg:height="0.999cm" svg:x="3.605cm" svg:y="0.2cm">
          <draw:object xlink:href="./Object 7" xlink:type="simple" xlink:show="embed" xlink:actuate="onLoad">
            <loext:p text:style-name="P3">
              <text:span text:style-name="T1">1</text:span>
            </loext:p>
          </draw:object>
          <draw:image xlink:href="./ObjectReplacements/Object 7" xlink:type="simple" xlink:show="embed" xlink:actuate="onLoad"/>
        </draw:frame>
        <draw:frame draw:style-name="gr6" draw:text-style-name="P5" draw:layer="layout" svg:width="1.999cm" svg:height="0.999cm" svg:x="4.206cm" svg:y="0.201cm">
          <draw:object xlink:href="./Object 6" xlink:type="simple" xlink:show="embed" xlink:actuate="onLoad">
            <loext:p text:style-name="P3">
              <text:span text:style-name="T1">2</text:span>
            </loext:p>
          </draw:object>
          <draw:image xlink:href="./ObjectReplacements/Object 6" xlink:type="simple" xlink:show="embed" xlink:actuate="onLoad"/>
        </draw:frame>
        <draw:frame draw:style-name="gr6" draw:text-style-name="P5" draw:layer="layout" svg:width="1.999cm" svg:height="0.999cm" svg:x="4.807cm" svg:y="0.202cm">
          <draw:object xlink:href="./Object 8" xlink:type="simple" xlink:show="embed" xlink:actuate="onLoad">
            <loext:p text:style-name="P3">
              <text:span text:style-name="T1">3</text:span>
            </loext:p>
          </draw:object>
          <draw:image xlink:href="./ObjectReplacements/Object 8" xlink:type="simple" xlink:show="embed" xlink:actuate="onLoad"/>
        </draw:frame>
        <draw:frame draw:style-name="gr6" draw:text-style-name="P5" draw:layer="layout" svg:width="1.999cm" svg:height="0.999cm" svg:x="5.408cm" svg:y="0.203cm">
          <draw:object xlink:href="./Object 9" xlink:type="simple" xlink:show="embed" xlink:actuate="onLoad">
            <loext:p text:style-name="P3">
              <text:span text:style-name="T1">...</text:span>
            </loext:p>
          </draw:object>
          <draw:image xlink:href="./ObjectReplacements/Object 9" xlink:type="simple" xlink:show="embed" xlink:actuate="onLoad"/>
        </draw:frame>
        <draw:frame draw:style-name="gr6" draw:text-style-name="P5" draw:layer="layout" svg:width="1.999cm" svg:height="0.999cm" svg:x="0.502cm" svg:y="0.597cm">
          <draw:object xlink:href="./Object 10" xlink:type="simple" xlink:show="embed" xlink:actuate="onLoad">
            <loext:p text:style-name="P3">
              <text:span text:style-name="T1">...</text:span>
            </loext:p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5:00:21.234556177</meta:creation-date>
    <dc:date>2022-04-25T16:58:59.431253988</dc:date>
    <meta:editing-duration>PT13M41S</meta:editing-duration>
    <meta:editing-cycles>2</meta:editing-cycles>
    <meta:generator>LibreOffice/6.4.7.2$Linux_X86_64 LibreOffice_project/4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row>
      <mo stretchy="false">−</mo>
      <mn>3</mn>
    </mrow>
    <annotation encoding="StarMath 5.0">-3</annotation>
  </semantics>
</math>
</file>

<file path=Object 10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